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1.6382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1.4744in"/>
    </style:style>
    <style:style style:name="co6" style:family="table-column">
      <style:table-column-properties fo:break-before="auto" style:column-width="1.092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Bchl</text:p>
          </table:table-cell>
          <table:table-cell table:style-name="Default" office:value-type="string">
            <text:p>Bchl-absp</text:p>
          </table:table-cell>
          <table:table-cell office:value-type="string">
            <text:p>chl</text:p>
          </table:table-cell>
          <table:table-cell table:style-name="Default" office:value-type="string">
            <text:p>Chl-absp</text:p>
          </table:table-cell>
          <table:table-cell office:value-type="string">
            <text:p>por</text:p>
          </table:table-cell>
          <table:table-cell table:style-name="Default" office:value-type="string">
            <text:p>Por-abs</text:p>
            <draw:frame table:end-cell-address="Sheet1.M21" table:end-x="0.2138in" table:end-y="0.0941in" draw:z-index="0" draw:style-name="gr1" svg:width="6.3in" svg:height="3.5457in" svg:x="0.3362in" svg:y="0.1043in">
              <draw:object draw:notify-on-update-of-ranges="Sheet1.A2:Sheet1.A9 Sheet1.B2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16.356">
            <text:p>616.36</text:p>
          </table:table-cell>
          <table:table-cell office:value-type="float" office:value="0.00000118">
            <text:p>1.18E-006</text:p>
          </table:table-cell>
          <table:table-cell office:value-type="float" office:value="580.449">
            <text:p>580.45</text:p>
          </table:table-cell>
          <table:table-cell office:value-type="float" office:value="0.000001125">
            <text:p>1.13E-006</text:p>
          </table:table-cell>
          <table:table-cell office:value-type="float" office:value="572.796">
            <text:p>572.8</text:p>
          </table:table-cell>
          <table:table-cell office:value-type="float" office:value="0.02044">
            <text:p>2.04E-002</text:p>
          </table:table-cell>
        </table:table-row>
        <table:table-row table:style-name="ro1">
          <table:table-cell office:value-type="float" office:value="609.777">
            <text:p>609.78</text:p>
          </table:table-cell>
          <table:table-cell table:style-name="Default" office:value-type="float" office:value="0.2471">
            <text:p>0.25</text:p>
          </table:table-cell>
          <table:table-cell office:value-type="float" office:value="564.322">
            <text:p>564.32</text:p>
          </table:table-cell>
          <table:table-cell office:value-type="float" office:value="0.04339">
            <text:p>4.34E-002</text:p>
          </table:table-cell>
          <table:table-cell office:value-type="float" office:value="569.6394">
            <text:p>569.64</text:p>
          </table:table-cell>
          <table:table-cell office:value-type="float" office:value="0.00000000009678">
            <text:p>9.68E-011</text:p>
          </table:table-cell>
        </table:table-row>
        <table:table-row table:style-name="ro1">
          <table:table-cell office:value-type="float" office:value="536.817">
            <text:p>536.82</text:p>
          </table:table-cell>
          <table:table-cell office:value-type="float" office:value="0.07607">
            <text:p>7.61E-002</text:p>
          </table:table-cell>
          <table:table-cell office:value-type="float" office:value="557.815">
            <text:p>557.82</text:p>
          </table:table-cell>
          <table:table-cell table:style-name="Default" office:value-type="float" office:value="0.1043">
            <text:p>0.1</text:p>
          </table:table-cell>
          <table:table-cell office:value-type="float" office:value="548.575">
            <text:p>548.58</text:p>
          </table:table-cell>
          <table:table-cell office:value-type="float" office:value="0.0006256">
            <text:p>6.26E-004</text:p>
          </table:table-cell>
        </table:table-row>
        <table:table-row table:style-name="ro1">
          <table:table-cell office:value-type="float" office:value="492.245">
            <text:p>492.25</text:p>
          </table:table-cell>
          <table:table-cell office:value-type="float" office:value="0.000003138">
            <text:p>3.14E-006</text:p>
          </table:table-cell>
          <table:table-cell office:value-type="float" office:value="516.449">
            <text:p>516.45</text:p>
          </table:table-cell>
          <table:table-cell office:value-type="float" office:value="0.00000227">
            <text:p>2.27E-006</text:p>
          </table:table-cell>
          <table:table-cell office:value-type="float" office:value="522.618">
            <text:p>522.62</text:p>
          </table:table-cell>
          <table:table-cell office:value-type="float" office:value="0.00000004085">
            <text:p>4.09E-008</text:p>
          </table:table-cell>
        </table:table-row>
        <table:table-row table:style-name="ro1">
          <table:table-cell office:value-type="float" office:value="441.157">
            <text:p>441.16</text:p>
          </table:table-cell>
          <table:table-cell office:value-type="float" office:value="0.0009253">
            <text:p>9.25E-004</text:p>
          </table:table-cell>
          <table:table-cell office:value-type="float" office:value="444.112">
            <text:p>444.11</text:p>
          </table:table-cell>
          <table:table-cell office:value-type="float" office:value="0.0000009561">
            <text:p>9.56E-007</text:p>
          </table:table-cell>
          <table:table-cell office:value-type="float" office:value="517.942">
            <text:p>517.94</text:p>
          </table:table-cell>
          <table:table-cell office:value-type="float" office:value="0.000006501">
            <text:p>6.50E-006</text:p>
            <draw:frame table:end-cell-address="Sheet1.M26" table:end-x="0.3091in" table:end-y="0.0528in" draw:z-index="2" draw:style-name="gr1" svg:width="6.298in" svg:height="3.5457in" svg:x="0.4335in" svg:y="0.063in">
              <draw:object draw:notify-on-update-of-ranges="Sheet1.E2:Sheet1.E9 Sheet1.F2:Sheet1.F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403.709">
            <text:p>403.71</text:p>
          </table:table-cell>
          <table:table-cell office:value-type="float" office:value="0.006447">
            <text:p>6.45E-003</text:p>
          </table:table-cell>
          <table:table-cell office:value-type="float" office:value="428.555">
            <text:p>428.56</text:p>
          </table:table-cell>
          <table:table-cell office:value-type="float" office:value="0.0005461">
            <text:p>5.46E-004</text:p>
          </table:table-cell>
          <table:table-cell office:value-type="float" office:value="479.871">
            <text:p>479.87</text:p>
          </table:table-cell>
          <table:table-cell office:value-type="float" office:value="0.000002464">
            <text:p>2.46E-006</text:p>
          </table:table-cell>
        </table:table-row>
        <table:table-row table:style-name="ro1">
          <table:table-cell office:value-type="float" office:value="387.654">
            <text:p>387.65</text:p>
          </table:table-cell>
          <table:table-cell office:value-type="float" office:value="0.04082">
            <text:p>4.08E-002</text:p>
          </table:table-cell>
          <table:table-cell office:value-type="float" office:value="424.016">
            <text:p>424.02</text:p>
          </table:table-cell>
          <table:table-cell office:value-type="float" office:value="0.01664">
            <text:p>1.66E-002</text:p>
          </table:table-cell>
          <table:table-cell office:value-type="float" office:value="426.803">
            <text:p>426.8</text:p>
          </table:table-cell>
          <table:table-cell office:value-type="float" office:value="0.08022">
            <text:p>8.02E-002</text:p>
          </table:table-cell>
        </table:table-row>
        <table:table-row table:style-name="ro1">
          <table:table-cell office:value-type="float" office:value="370.282">
            <text:p>370.28</text:p>
          </table:table-cell>
          <table:table-cell office:value-type="float" office:value="0.01538">
            <text:p>1.54E-002</text:p>
          </table:table-cell>
          <table:table-cell office:value-type="float" office:value="414.521">
            <text:p>414.52</text:p>
          </table:table-cell>
          <table:table-cell table:style-name="Default" office:value-type="float" office:value="0.1572">
            <text:p>0.16</text:p>
          </table:table-cell>
          <table:table-cell office:value-type="float" office:value="417.3531">
            <text:p>417.35</text:p>
          </table:table-cell>
          <table:table-cell office:value-type="float" office:value="0.01775">
            <text:p>1.78E-002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>
            <draw:frame table:end-cell-address="Sheet1.E30" table:end-x="0.9803in" table:end-y="0.1673in" draw:z-index="1" draw:style-name="gr1" svg:width="6.298in" svg:height="3.535in" svg:x="0.3512in" svg:y="0.0106in">
              <draw:object draw:notify-on-update-of-ranges="Sheet1.C2:Sheet1.C9 Sheet1.D2:Sheet1.D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08:5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1M47S</meta:editing-duration>
    <meta:editing-cycles>5</meta:editing-cycles>
    <meta:generator>OpenOffice.org/3.3$Win32 OpenOffice.org_project/330m20$Build-9567</meta:generator>
    <dc:date>2012-05-30T08:56:54.67</dc:date>
    <dc:creator>Tanuj Gupta</dc:creator>
    <meta:document-statistic meta:table-count="3" meta:cell-count="54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graphic-properties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bar" chart:style-name="ch1">
        <chart:legend chart:legend-position="end" svg:x="13.686cm" svg:y="4.195cm" chart:style-name="ch2"/>
        <chart:plot-area chart:style-name="ch3" table:cell-range-address="Sheet1.A2:Sheet1.B9" chart:data-source-has-labels="column" svg:x="0.77cm" svg:y="0.855cm" svg:width="12.276cm" svg:height="7.552cm">
          <chartooo:coordinate-region svg:x="2.688cm" svg:y="1.068cm" svg:width="10.358cm" svg:height="6.666cm"/>
          <chart:axis chart:dimension="x" chart:name="primary-x" chart:style-name="ch4">
            <chart:categories table:cell-range-address="Sheet1.A2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616.36</text:p>
                <draw:g>
                  <svg:desc>Sheet1.A2:Sheet1.A9</svg:desc>
                </draw:g>
              </table:table-cell>
              <table:table-cell office:value-type="float" office:value="0.00000118">
                <text:p>0.00000118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609.78</text:p>
              </table:table-cell>
              <table:table-cell office:value-type="float" office:value="0.2471">
                <text:p>0.2471</text:p>
              </table:table-cell>
            </table:table-row>
            <table:table-row>
              <table:table-cell office:value-type="string">
                <text:p>536.82</text:p>
              </table:table-cell>
              <table:table-cell office:value-type="float" office:value="0.07607">
                <text:p>0.07607</text:p>
              </table:table-cell>
            </table:table-row>
            <table:table-row>
              <table:table-cell office:value-type="string">
                <text:p>492.25</text:p>
              </table:table-cell>
              <table:table-cell office:value-type="float" office:value="0.000003138">
                <text:p>0.000003138</text:p>
              </table:table-cell>
            </table:table-row>
            <table:table-row>
              <table:table-cell office:value-type="string">
                <text:p>441.16</text:p>
              </table:table-cell>
              <table:table-cell office:value-type="float" office:value="0.0009253">
                <text:p>0.0009253</text:p>
              </table:table-cell>
            </table:table-row>
            <table:table-row>
              <table:table-cell office:value-type="string">
                <text:p>403.71</text:p>
              </table:table-cell>
              <table:table-cell office:value-type="float" office:value="0.006447">
                <text:p>0.006447</text:p>
              </table:table-cell>
            </table:table-row>
            <table:table-row>
              <table:table-cell office:value-type="string">
                <text:p>387.65</text:p>
              </table:table-cell>
              <table:table-cell office:value-type="float" office:value="0.04082">
                <text:p>0.04082</text:p>
              </table:table-cell>
            </table:table-row>
            <table:table-row>
              <table:table-cell office:value-type="string">
                <text:p>370.28</text:p>
              </table:table-cell>
              <table:table-cell office:value-type="float" office:value="0.01538">
                <text:p>0.015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8cm" xlink:href=".." xlink:type="simple" chart:class="chart:bar" chart:style-name="ch1">
        <chart:legend chart:legend-position="end" svg:x="13.681cm" svg:y="4.182cm" chart:style-name="ch2"/>
        <chart:plot-area chart:style-name="ch3" table:cell-range-address="Sheet1.C2:Sheet1.D9" chart:data-source-has-labels="column" svg:x="0.769cm" svg:y="0.851cm" svg:width="12.274cm" svg:height="7.53cm">
          <chartooo:coordinate-region svg:x="2.687cm" svg:y="1.063cm" svg:width="10.356cm" svg:height="6.645cm"/>
          <chart:axis chart:dimension="x" chart:name="primary-x" chart:style-name="ch4">
            <chart:categories table:cell-range-address="Sheet1.C2:Sheet1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580.45</text:p>
                <draw:g>
                  <svg:desc>Sheet1.C2:Sheet1.C9</svg:desc>
                </draw:g>
              </table:table-cell>
              <table:table-cell office:value-type="float" office:value="0.000001125">
                <text:p>0.000001125</text:p>
                <draw:g>
                  <svg:desc>Sheet1.D2:Sheet1.D9</svg:desc>
                </draw:g>
              </table:table-cell>
            </table:table-row>
            <table:table-row>
              <table:table-cell office:value-type="string">
                <text:p>564.32</text:p>
              </table:table-cell>
              <table:table-cell office:value-type="float" office:value="0.04339">
                <text:p>0.04339</text:p>
              </table:table-cell>
            </table:table-row>
            <table:table-row>
              <table:table-cell office:value-type="string">
                <text:p>557.82</text:p>
              </table:table-cell>
              <table:table-cell office:value-type="float" office:value="0.1043">
                <text:p>0.1043</text:p>
              </table:table-cell>
            </table:table-row>
            <table:table-row>
              <table:table-cell office:value-type="string">
                <text:p>516.45</text:p>
              </table:table-cell>
              <table:table-cell office:value-type="float" office:value="0.00000227">
                <text:p>0.00000227</text:p>
              </table:table-cell>
            </table:table-row>
            <table:table-row>
              <table:table-cell office:value-type="string">
                <text:p>444.11</text:p>
              </table:table-cell>
              <table:table-cell office:value-type="float" office:value="0.0000009561">
                <text:p>0.0000009561</text:p>
              </table:table-cell>
            </table:table-row>
            <table:table-row>
              <table:table-cell office:value-type="string">
                <text:p>428.56</text:p>
              </table:table-cell>
              <table:table-cell office:value-type="float" office:value="0.0005461">
                <text:p>0.0005461</text:p>
              </table:table-cell>
            </table:table-row>
            <table:table-row>
              <table:table-cell office:value-type="string">
                <text:p>424.02</text:p>
              </table:table-cell>
              <table:table-cell office:value-type="float" office:value="0.01664">
                <text:p>0.01664</text:p>
              </table:table-cell>
            </table:table-row>
            <table:table-row>
              <table:table-cell office:value-type="string">
                <text:p>414.52</text:p>
              </table:table-cell>
              <table:table-cell office:value-type="float" office:value="0.1572">
                <text:p>0.15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7cm" xlink:href=".." xlink:type="simple" chart:class="chart:bar" chart:style-name="ch1">
        <chart:legend chart:legend-position="end" svg:x="13.707cm" svg:y="4.195cm" chart:style-name="ch2"/>
        <chart:plot-area chart:style-name="ch3" table:cell-range-address="Sheet1.E2:Sheet1.F9" chart:data-source-has-labels="column" svg:x="0.769cm" svg:y="0.855cm" svg:width="12.3cm" svg:height="7.552cm">
          <chartooo:coordinate-region svg:x="2.687cm" svg:y="1.067cm" svg:width="10.382cm" svg:height="6.667cm"/>
          <chart:axis chart:dimension="x" chart:name="primary-x" chart:style-name="ch4">
            <chart:categories table:cell-range-address="Sheet1.E2:Sheet1.E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572.8</text:p>
                <draw:g>
                  <svg:desc>Sheet1.E2:Sheet1.E9</svg:desc>
                </draw:g>
              </table:table-cell>
              <table:table-cell office:value-type="float" office:value="0.02044">
                <text:p>0.02044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569.64</text:p>
              </table:table-cell>
              <table:table-cell office:value-type="float" office:value="0.00000000009678">
                <text:p>0.00000000009678</text:p>
              </table:table-cell>
            </table:table-row>
            <table:table-row>
              <table:table-cell office:value-type="string">
                <text:p>548.58</text:p>
              </table:table-cell>
              <table:table-cell office:value-type="float" office:value="0.0006256">
                <text:p>0.0006256</text:p>
              </table:table-cell>
            </table:table-row>
            <table:table-row>
              <table:table-cell office:value-type="string">
                <text:p>522.62</text:p>
              </table:table-cell>
              <table:table-cell office:value-type="float" office:value="0.00000004085">
                <text:p>0.00000004085</text:p>
              </table:table-cell>
            </table:table-row>
            <table:table-row>
              <table:table-cell office:value-type="string">
                <text:p>517.94</text:p>
              </table:table-cell>
              <table:table-cell office:value-type="float" office:value="0.000006501">
                <text:p>0.000006501</text:p>
              </table:table-cell>
            </table:table-row>
            <table:table-row>
              <table:table-cell office:value-type="string">
                <text:p>479.87</text:p>
              </table:table-cell>
              <table:table-cell office:value-type="float" office:value="0.000002464">
                <text:p>0.000002464</text:p>
              </table:table-cell>
            </table:table-row>
            <table:table-row>
              <table:table-cell office:value-type="string">
                <text:p>426.8</text:p>
              </table:table-cell>
              <table:table-cell office:value-type="float" office:value="0.08022">
                <text:p>0.08022</text:p>
              </table:table-cell>
            </table:table-row>
            <table:table-row>
              <table:table-cell office:value-type="string">
                <text:p>417.35</text:p>
              </table:table-cell>
              <table:table-cell office:value-type="float" office:value="0.01775">
                <text:p>0.017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